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officeooo:rsid="00211ab4" officeooo:paragraph-rsid="00211ab4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T1" style:family="text">
      <style:text-properties officeooo:rsid="001f4a77"/>
    </style:style>
    <style:style style:name="T2" style:family="text">
      <style:text-properties officeooo:rsid="00211ab4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<text:span text:style-name="T1">SYSTEM ARCHITECTURE&gt;</text:span></text:p>
      <text:p text:style-name="Standard">flowchart LR</text:p>
      <text:p text:style-name="Standard"><text:s text:c="2"/>UI[React UI\nBrowser] --&gt;|HTTPS| API[Node.js Backend API\nAuth + Fabric Gateway client]</text:p>
      <text:p text:style-name="Standard"/>
      <text:p text:style-name="Standard"><text:s text:c="2"/>API --&gt;|Fabric Gateway / SDK| GW[Fabric Gateway]</text:p>
      <text:p text:style-name="Standard"><text:s text:c="2"/>GW --&gt; P1[Org1 Peer\nChaincode + Endorsement]</text:p>
      <text:p text:style-name="Standard"><text:s text:c="2"/>GW --&gt; P2[Org2 Peer\nChaincode + Endorsement]</text:p>
      <text:p text:style-name="Standard"><text:s text:c="2"/>P1 --&gt; O[Ordering Service]</text:p>
      <text:p text:style-name="Standard"><text:s text:c="2"/>P2 --&gt; O</text:p>
      <text:p text:style-name="Standard"/>
      <text:p text:style-name="Standard"><text:s text:c="2"/>subgraph PublicLedger["Public Ledger (shared)"]</text:p>
      <text:p text:style-name="Standard"><text:s text:c="4"/>P1 --&gt; WS1[(World State)]</text:p>
      <text:p text:style-name="Standard"><text:s text:c="4"/>P2 --&gt; WS2[(World State)]</text:p>
      <text:p text:style-name="Standard"><text:s text:c="4"/>P1 --&gt; BC1[(Blockchain Log)]</text:p>
      <text:p text:style-name="Standard"><text:s text:c="4"/>P2 --&gt; BC2[(Blockchain Log)]</text:p>
      <text:p text:style-name="Standard"><text:s text:c="2"/>end</text:p>
      <text:p text:style-name="Standard"/>
      <text:p text:style-name="Standard"><text:s text:c="2"/>subgraph PrivateData["Private Data Collections (PDC)"]</text:p>
      <text:p text:style-name="Standard"><text:s text:c="4"/>P1 --&gt; PD1[(Private Data Store\nAuthorized Orgs)]</text:p>
      <text:p text:style-name="Standard"><text:s text:c="4"/>P2 --&gt; PD2[(Private Data Store\nAuthorized Orgs)]</text:p>
      <text:p text:style-name="Standard"><text:s text:c="2"/>end</text:p>
      <text:p text:style-name="Standard"/>
      <text:p text:style-name="Standard"/>
      <text:p text:style-name="Standard">&lt;<text:span text:style-name="T1">UML </text:span><text:span text:style-name="T2">USE CASE DIAGRAM</text:span><text:span text:style-name="T1">&gt;</text:span></text:p>
      <text:p text:style-name="Standard">flowchart TB</text:p>
      <text:p text:style-name="Standard"><text:s text:c="2"/>A[Adopter] --- UC1((Browse pets))</text:p>
      <text:p text:style-name="Standard"><text:s text:c="2"/>A --- UC2((View pet details))</text:p>
      <text:p text:style-name="Standard"><text:s text:c="2"/>A --- UC3((Submit adoption request))</text:p>
      <text:p text:style-name="Standard"><text:s text:c="2"/>A --- UC4((Track request status))</text:p>
      <text:p text:style-name="Standard"/>
      <text:p text:style-name="Standard"><text:s text:c="2"/>S[Shelter Staff] --- UC5((Create/Update pet profile))</text:p>
      <text:p text:style-name="Standard"><text:s text:c="2"/>S --- UC6((Review adoption requests))</text:p>
      <text:p text:style-name="Standard"><text:s text:c="2"/>S --- UC7((Approve/Deny request))</text:p>
      <text:p text:style-name="Standard"><text:s text:c="2"/>S --- UC8((Update adoption status))</text:p>
      <text:p text:style-name="Standard"><text:s text:c="2"/>S --- UC11((View adopter contact details - PDC))</text:p>
      <text:p text:style-name="Standard"/>
      <text:p text:style-name="Standard"><text:s text:c="2"/>V[Vet] --- UC9((View medical record - PDC))</text:p>
      <text:p text:style-name="Standard"><text:s text:c="2"/>V --- UC10((Update medical record - PDC))</text:p>
      <text:p text:style-name="Standard"/>
      <text:p text:style-name="Standard"><text:s text:c="2"/>AD[Admin] --- UC12((Manage users &amp; roles))</text:p>
      <text:p text:style-name="Standard"><text:s text:c="2"/>AD --- UC13((Manage collection policy summary))</text:p>
      <text:p text:style-name="Standard"/>
      <text:p text:style-name="Standard"><text:s text:c="2"/>UC6 -.-&gt; UC2</text:p>
      <text:p text:style-name="Standard"><text:s text:c="2"/>UC9 -.-&gt; UC2</text:p>
      <text:p text:style-name="Standard"/>
      <text:p text:style-name="Standard"/>
      <text:p text:style-name="Standard">&lt;<text:span text:style-name="T1">CLASS DIAGRAM&gt;</text:span></text:p>
      <text:p text:style-name="Standard">classDiagram</text:p>
      <text:p text:style-name="Standard"><text:s text:c="2"/>class Pet {</text:p>
      <text:p text:style-name="Standard"><text:s text:c="4"/>+string petId</text:p>
      <text:p text:style-name="Standard"><text:s text:c="4"/>+string name</text:p>
      <text:p text:style-name="Standard"><text:s text:c="4"/>+string species</text:p>
      <text:p text:style-name="Standard"><text:soft-page-break/><text:s text:c="4"/>+string breed</text:p>
      <text:p text:style-name="Standard"><text:s text:c="4"/>+int age</text:p>
      <text:p text:style-name="Standard"><text:s text:c="4"/>+string shelterId</text:p>
      <text:p text:style-name="Standard"><text:s text:c="4"/>+AdoptionStatus status</text:p>
      <text:p text:style-name="Standard"><text:s text:c="4"/>+string publicNotes</text:p>
      <text:p text:style-name="Standard"><text:s text:c="4"/>+string createdAt</text:p>
      <text:p text:style-name="Standard"><text:s text:c="4"/>+string updatedAt</text:p>
      <text:p text:style-name="Standard"><text:s text:c="2"/>}</text:p>
      <text:p text:style-name="Standard"/>
      <text:p text:style-name="Standard"><text:s text:c="2"/>class MedicalRecord {</text:p>
      <text:p text:style-name="Standard"><text:s text:c="4"/>+string petId</text:p>
      <text:p text:style-name="Standard"><text:s text:c="4"/>+string chipId</text:p>
      <text:p text:style-name="Standard"><text:s text:c="4"/>+string vaccinations</text:p>
      <text:p text:style-name="Standard"><text:s text:c="4"/>+string conditions</text:p>
      <text:p text:style-name="Standard"><text:s text:c="4"/>+string lastCheckDate</text:p>
      <text:p text:style-name="Standard"><text:s text:c="4"/>+string vetOrgId</text:p>
      <text:p text:style-name="Standard"><text:s text:c="2"/>}</text:p>
      <text:p text:style-name="Standard"/>
      <text:p text:style-name="Standard"><text:s text:c="2"/>class AdoptionRequest {</text:p>
      <text:p text:style-name="Standard"><text:s text:c="4"/>+string requestId</text:p>
      <text:p text:style-name="Standard"><text:s text:c="4"/>+string petId</text:p>
      <text:p text:style-name="Standard"><text:s text:c="4"/>+string adopterId</text:p>
      <text:p text:style-name="Standard"><text:s text:c="4"/>+RequestStatus status</text:p>
      <text:p text:style-name="Standard"><text:s text:c="4"/>+string createdAt</text:p>
      <text:p text:style-name="Standard"><text:s text:c="4"/>+string decisionAt</text:p>
      <text:p text:style-name="Standard"><text:s text:c="4"/>+string decidedBy</text:p>
      <text:p text:style-name="Standard"><text:s text:c="2"/>}</text:p>
      <text:p text:style-name="Standard"/>
      <text:p text:style-name="Standard"><text:s text:c="2"/>class AdopterProfile {</text:p>
      <text:p text:style-name="Standard"><text:s text:c="4"/>+string adopterId</text:p>
      <text:p text:style-name="Standard"><text:s text:c="4"/>+string fullName</text:p>
      <text:p text:style-name="Standard"><text:s text:c="4"/>+string contactEmail</text:p>
      <text:p text:style-name="Standard"><text:s text:c="4"/>+string phone</text:p>
      <text:p text:style-name="Standard"><text:s text:c="4"/>+string address</text:p>
      <text:p text:style-name="Standard"><text:s text:c="2"/>}</text:p>
      <text:p text:style-name="Standard"/>
      <text:p text:style-name="Standard"><text:s text:c="2"/>class User {</text:p>
      <text:p text:style-name="Standard"><text:s text:c="4"/>+string userId</text:p>
      <text:p text:style-name="Standard"><text:s text:c="4"/>+Role role</text:p>
      <text:p text:style-name="Standard"><text:s text:c="4"/>+string orgId</text:p>
      <text:p text:style-name="Standard"><text:s text:c="2"/>}</text:p>
      <text:p text:style-name="Standard"/>
      <text:p text:style-name="Standard"><text:s text:c="2"/>class Shelter {</text:p>
      <text:p text:style-name="Standard"><text:s text:c="4"/>+string shelterId</text:p>
      <text:p text:style-name="Standard"><text:s text:c="4"/>+string name</text:p>
      <text:p text:style-name="Standard"><text:s text:c="4"/>+string location</text:p>
      <text:p text:style-name="Standard"><text:s text:c="2"/>}</text:p>
      <text:p text:style-name="Standard"/>
      <text:p text:style-name="Standard"><text:s text:c="2"/>Pet "1" --&gt; "0..1" MedicalRecord : has (PDC)</text:p>
      <text:p text:style-name="Standard"><text:s text:c="2"/>Pet "1" --&gt; "0..*" AdoptionRequest : receives</text:p>
      <text:p text:style-name="Standard"><text:s text:c="2"/>AdoptionRequest "*" --&gt; "1" AdopterProfile : submitted by (PDC fields)</text:p>
      <text:p text:style-name="Standard"><text:s text:c="2"/>User "*" --&gt; "1" Shelter : belongs to (if role=shelter)</text:p>
      <text:p text:style-name="Standard"><text:soft-page-break/></text:p>
      <text:p text:style-name="Standard"/>
      <text:p text:style-name="Standard">&lt;<text:span text:style-name="T1">UML SEQUENCE <text:s/>DIAGRAM&gt;</text:span></text:p>
      <text:p text:style-name="P2">SUBMIT ADOPTION REQUEST</text:p>
      <text:p text:style-name="Standard">sequenceDiagram</text:p>
      <text:p text:style-name="Standard"><text:s text:c="2"/>actor A as Adopter</text:p>
      <text:p text:style-name="Standard"><text:s text:c="2"/>participant UI as React UI</text:p>
      <text:p text:style-name="Standard"><text:s text:c="2"/>participant API as Backend API</text:p>
      <text:p text:style-name="Standard"><text:s text:c="2"/>participant GW as Fabric Gateway</text:p>
      <text:p text:style-name="Standard"><text:s text:c="2"/>participant CC as Chaincode</text:p>
      <text:p text:style-name="Standard"><text:s text:c="2"/>participant L as Public World State</text:p>
      <text:p text:style-name="Standard"><text:s text:c="2"/>participant PDC as Private Data Store</text:p>
      <text:p text:style-name="Standard"/>
      <text:p text:style-name="Standard"><text:s text:c="2"/>A-&gt;&gt;UI: Fill request form + submit</text:p>
      <text:p text:style-name="Standard"><text:s text:c="2"/>UI-&gt;&gt;API: POST /requests {petId, adopterPrivateData}</text:p>
      <text:p text:style-name="Standard"><text:s text:c="2"/>API-&gt;&gt;GW: SubmitTransaction(CreateAdoptionRequest)</text:p>
      <text:p text:style-name="Standard"><text:s text:c="2"/>GW-&gt;&gt;CC: invoke CreateAdoptionRequest()</text:p>
      <text:p text:style-name="Standard"/>
      <text:p text:style-name="Standard"><text:s text:c="2"/>CC-&gt;&gt;L: PutState(RequestMetadata: status=pending)</text:p>
      <text:p text:style-name="Standard"><text:s text:c="2"/>CC-&gt;&gt;PDC: PutPrivateData(AdopterInfo + sensitive fields)</text:p>
      <text:p text:style-name="Standard"><text:s text:c="2"/>CC--&gt;&gt;GW: success + requestId</text:p>
      <text:p text:style-name="Standard"><text:s text:c="2"/>GW--&gt;&gt;API: commit confirmed</text:p>
      <text:p text:style-name="Standard"><text:s text:c="2"/>API--&gt;&gt;UI: 201 Created {requestId}</text:p>
      <text:p text:style-name="Standard"><text:s text:c="2"/>UI--&gt;&gt;A: Show confirmation + pending status</text:p>
      <text:p text:style-name="Standard"/>
      <text:p text:style-name="Standard"/>
      <text:p text:style-name="P2">SHELTER APPROVES REQUEST</text:p>
      <text:p text:style-name="P2">sequenceDiagram</text:p>
      <text:p text:style-name="P2"><text:s text:c="2"/>actor S as Shelter Staff</text:p>
      <text:p text:style-name="P2"><text:s text:c="2"/>participant UI as Shelter Dashboard</text:p>
      <text:p text:style-name="P2"><text:s text:c="2"/>participant API as Backend API</text:p>
      <text:p text:style-name="P2"><text:s text:c="2"/>participant GW as Fabric Gateway</text:p>
      <text:p text:style-name="P2"><text:s text:c="2"/>participant CC as Chaincode</text:p>
      <text:p text:style-name="P2"><text:s text:c="2"/>participant L as Public World State</text:p>
      <text:p text:style-name="P2"><text:s text:c="2"/>participant PDC as Private Data Store</text:p>
      <text:p text:style-name="P2"/>
      <text:p text:style-name="P2"><text:s text:c="2"/>S-&gt;&gt;UI: Open request + click Approve</text:p>
      <text:p text:style-name="P2"><text:s text:c="2"/>UI-&gt;&gt;API: POST /requests/{id}/approve</text:p>
      <text:p text:style-name="P2"><text:s text:c="2"/>API-&gt;&gt;GW: SubmitTransaction(ApproveRequest)</text:p>
      <text:p text:style-name="P2"><text:s text:c="2"/>GW-&gt;&gt;CC: invoke ApproveRequest()</text:p>
      <text:p text:style-name="P2"/>
      <text:p text:style-name="P2"><text:s text:c="2"/>CC-&gt;&gt;L: Update RequestMetadata status=approved</text:p>
      <text:p text:style-name="P2"><text:s text:c="2"/>CC-&gt;&gt;L: Update Pet status=reserved/adopted</text:p>
      <text:p text:style-name="P2"><text:s text:c="2"/>CC-&gt;&gt;PDC: (optional) store decision notes privately</text:p>
      <text:p text:style-name="P2"><text:s text:c="2"/>CC--&gt;&gt;GW: success</text:p>
      <text:p text:style-name="P2"><text:s text:c="2"/>GW--&gt;&gt;API: commit confirmed</text:p>
      <text:p text:style-name="P2"><text:s text:c="2"/>API--&gt;&gt;UI: 200 OK</text:p>
      <text:p text:style-name="P2"/>
      <text:p text:style-name="P2"/>
      <text:p text:style-name="P2">&lt;ACTIVITY DIAGRAM&gt;</text:p>
      <text:p text:style-name="P2">END_TO_END ADOPTION LIFECYCLE</text:p>
      <text:p text:style-name="Standard">flowchart TD</text:p>
      <text:p text:style-name="Standard"><text:soft-page-break/><text:s text:c="2"/>Start([Start]) --&gt; Browse[Browse pets]</text:p>
      <text:p text:style-name="Standard"><text:s text:c="2"/>Browse --&gt; Details[View pet details]</text:p>
      <text:p text:style-name="Standard"><text:s text:c="2"/>Details --&gt;|If interested| Submit[Submit adoption request]</text:p>
      <text:p text:style-name="Standard"><text:s text:c="2"/>Submit --&gt; Pending[Request status = Pending]</text:p>
      <text:p text:style-name="Standard"/>
      <text:p text:style-name="Standard"><text:s text:c="2"/>Pending --&gt; Review[Shelter reviews request]</text:p>
      <text:p text:style-name="Standard"><text:s text:c="2"/>Review --&gt; Decision{Approve?}</text:p>
      <text:p text:style-name="Standard"><text:s text:c="2"/>Decision --&gt;|No| Denied[Status = Denied\nNotify adopter]</text:p>
      <text:p text:style-name="Standard"><text:s text:c="2"/>Decision --&gt;|Yes| Approved[Status = Approved]</text:p>
      <text:p text:style-name="Standard"><text:s text:c="2"/>Approved --&gt; VetCheck{Vet check needed?}</text:p>
      <text:p text:style-name="Standard"><text:s text:c="2"/>VetCheck --&gt;|Yes| VetUpdate[Vet updates medical record (PDC)]</text:p>
      <text:p text:style-name="Standard"><text:s text:c="2"/>VetCheck --&gt;|No| Finalize[Finalize adoption]</text:p>
      <text:p text:style-name="Standard"><text:s text:c="2"/>VetUpdate --&gt; Finalize</text:p>
      <text:p text:style-name="Standard"><text:s text:c="2"/>Finalize --&gt; Adopted[Pet status = Adopted]</text:p>
      <text:p text:style-name="Standard"><text:s text:c="2"/>Denied --&gt; End([End])</text:p>
      <text:p text:style-name="Standard"><text:s text:c="2"/>Adopted --&gt; End</text:p>
      <text:p text:style-name="Standard"/>
      <text:p text:style-name="Standard"/>
      <text:p text:style-name="Standard">&lt;<text:span text:style-name="T1">DEPLOYMENT DIAGRAM&gt;</text:span></text:p>
      <text:p text:style-name="Standard">flowchart LR</text:p>
      <text:p text:style-name="Standard"><text:s text:c="2"/>subgraph Client</text:p>
      <text:p text:style-name="Standard"><text:s text:c="4"/>C[Browser\nReact + Vite]</text:p>
      <text:p text:style-name="Standard"><text:s text:c="2"/>end</text:p>
      <text:p text:style-name="Standard"/>
      <text:p text:style-name="Standard"><text:s text:c="2"/>subgraph Server</text:p>
      <text:p text:style-name="Standard"><text:s text:c="4"/>S[Ubuntu Host\nNode.js Backend]</text:p>
      <text:p text:style-name="Standard"><text:s text:c="4"/>W[(Wallet/Identities)]</text:p>
      <text:p text:style-name="Standard"><text:s text:c="2"/>end</text:p>
      <text:p text:style-name="Standard"/>
      <text:p text:style-name="Standard"><text:s text:c="2"/>subgraph Fabric</text:p>
      <text:p text:style-name="Standard"><text:s text:c="4"/>P1[Org1 Peer]</text:p>
      <text:p text:style-name="Standard"><text:s text:c="4"/>P2[Org2 Peer]</text:p>
      <text:p text:style-name="Standard"><text:s text:c="4"/>O[Orderer]</text:p>
      <text:p text:style-name="Standard"><text:s text:c="2"/>end</text:p>
      <text:p text:style-name="Standard"/>
      <text:p text:style-name="Standard"><text:s text:c="2"/>C --&gt;|HTTPS| S</text:p>
      <text:p text:style-name="Standard"><text:s text:c="2"/>S --&gt; W</text:p>
      <text:p text:style-name="Standard"><text:s text:c="2"/>S --&gt;|gRPC| P1</text:p>
      <text:p text:style-name="Standard"><text:s text:c="2"/>S --&gt;|gRPC| P2</text:p>
      <text:p text:style-name="Standard"><text:s text:c="2"/>P1 --&gt; O</text:p>
      <text:p text:style-name="Standard"><text:s text:c="2"/>P2 --&gt; O</text:p>
      <text:p text:style-name="Standard"/>
      <text:p text:style-name="Standard"/>
      <text:p text:style-name="Standard"/>
      <text:p text:style-name="Standard">&lt;<text:span text:style-name="T2">USER FLOW&gt;</text:span></text:p>
      <text:h text:style-name="P1" text:outline-level="2">D1) Adopter flow</text:h>
      <text:list text:style-name="L1">
        <text:list-item>
          <text:p text:style-name="P3">Browse pets → filter → open pet</text:p>
        </text:list-item>
        <text:list-item>
          <text:p text:style-name="P3">View public details (always)</text:p>
        </text:list-item>
        <text:list-item>
          <text:p text:style-name="P3">Submit adoption request (private info stored in PDC)</text:p>
        </text:list-item>
        <text:list-item>
          <text:p text:style-name="P3"><text:soft-page-break/>Track status (pending/approved/denied)</text:p>
        </text:list-item>
        <text:list-item>
          <text:p text:style-name="P3">If approved: follow instructions (handover off-chain)</text:p>
        </text:list-item>
      </text:list>
      <text:h text:style-name="P1" text:outline-level="2">D2) Shelter staff flow</text:h>
      <text:list text:style-name="L2">
        <text:list-item>
          <text:p text:style-name="P4">Create pet profile (public)</text:p>
        </text:list-item>
        <text:list-item>
          <text:p text:style-name="P4">Review requests queue</text:p>
        </text:list-item>
        <text:list-item>
          <text:p text:style-name="P4">View adopter details (PDC authorized)</text:p>
        </text:list-item>
        <text:list-item>
          <text:p text:style-name="P4">Approve/deny (public status updated)</text:p>
        </text:list-item>
        <text:list-item>
          <text:p text:style-name="P4">Update pet status (reserved/adopted)</text:p>
        </text:list-item>
      </text:list>
      <text:h text:style-name="P1" text:outline-level="2">D3) Vet flow</text:h>
      <text:list text:style-name="L3">
        <text:list-item>
          <text:p text:style-name="P5">View assigned pet</text:p>
        </text:list-item>
        <text:list-item>
          <text:p text:style-name="P5">View medical record (PDC)</text:p>
        </text:list-item>
        <text:list-item>
          <text:p text:style-name="P5">Update vaccination/check notes (PDC)</text:p>
        </text:list-item>
      </text:list>
      <text:p text:style-name="Standard"/>
      <text:p text:style-name="Standard"/>
      <text:p text:style-name="Standard"/>
      <text:p text:style-name="Standard"/>
      <text:p text:style-name="Text_20_body"><text:span text:style-name="Strong_20_Emphasis">Chapter 1 – Introduction</text:span></text:p>
      <text:list text:style-name="L4">
        <text:list-item>
          <text:p text:style-name="P6">Problem context + goals + high-level contributions</text:p>
        </text:list-item>
        <text:list-item>
          <text:p text:style-name="P6">(Optional) 1 small “high-level architecture thumbnail”</text:p>
        </text:list-item>
      </text:list>
      <text:p text:style-name="Text_20_body"><text:span text:style-name="Strong_20_Emphasis">Chapter 2 – Background &amp; Literature Review</text:span></text:p>
      <text:list text:style-name="L5">
        <text:list-item>
          <text:p text:style-name="P7">Blockchain in supply/records systems</text:p>
        </text:list-item>
        <text:list-item>
          <text:p text:style-name="P7">Hyperledger Fabric concepts (peers, endorsement, ordering)</text:p>
        </text:list-item>
        <text:list-item>
          <text:p text:style-name="P7"><text:span text:style-name="Strong_20_Emphasis">Private Data Collections vs Channels</text:span> (key argument)</text:p>
        </text:list-item>
      </text:list>
      <text:p text:style-name="Text_20_body"><text:span text:style-name="Strong_20_Emphasis">Chapter 3 – Methodology / System Design</text:span></text:p>
      <text:list text:style-name="L6">
        <text:list-item>
          <text:p text:style-name="P8">✅ System architecture diagram (B1)</text:p>
        </text:list-item>
        <text:list-item>
          <text:p text:style-name="P8">✅ Data classification rules (B2)</text:p>
        </text:list-item>
        <text:list-item>
          <text:p text:style-name="P8">✅ Use-case diagram (C1)</text:p>
        </text:list-item>
        <text:list-item>
          <text:p text:style-name="P8">✅ UI sitemap (A1)</text:p>
        </text:list-item>
        <text:list-item>
          <text:p text:style-name="P8">✅ Domain class diagram (C2)</text:p>
        </text:list-item>
      </text:list>
      <text:p text:style-name="Text_20_body"><text:span text:style-name="Strong_20_Emphasis">Chapter 4 – Implementation</text:span></text:p>
      <text:list text:style-name="L7">
        <text:list-item>
          <text:p text:style-name="P9">Sequence diagrams (C3, C4) + explain endpoints/transactions</text:p>
        </text:list-item>
        <text:list-item>
          <text:p text:style-name="P9">How you implemented PDC writes/reads</text:p>
        </text:list-item>
        <text:list-item>
          <text:p text:style-name="P9">UI screenshots + component structure</text:p>
        </text:list-item>
      </text:list>
      <text:p text:style-name="Text_20_body"><text:soft-page-break/><text:span text:style-name="Strong_20_Emphasis">Chapter 5 – Evaluation</text:span></text:p>
      <text:list text:style-name="L8">
        <text:list-item>
          <text:p text:style-name="P10">Functional tests (role-based access)</text:p>
        </text:list-item>
        <text:list-item>
          <text:p text:style-name="P10">Privacy checks (unauthorized org cannot read PDC)</text:p>
        </text:list-item>
        <text:list-item>
          <text:p text:style-name="P10">Performance (optional: tx latency/throughput on test network)</text:p>
        </text:list-item>
        <text:list-item>
          <text:p text:style-name="P10">Usability quick test (even 3–5 participants is okay)</text:p>
        </text:list-item>
      </text:list>
      <text:p text:style-name="Text_20_body"><text:span text:style-name="Strong_20_Emphasis">Chapter 6 – Conclusion</text:span></text:p>
      <text:list text:style-name="L9">
        <text:list-item>
          <text:p text:style-name="P11">Summarize outcomes + limitations + future work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30T17:34:40.605122184</meta:creation-date>
    <dc:date>2026-01-31T10:14:44.119782896</dc:date>
    <meta:editing-duration>PT21M24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6" meta:paragraph-count="205" meta:word-count="848" meta:character-count="6125" meta:non-whitespace-character-count="5163"/>
  </office:meta>
</office:document-meta>
</file>